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1" text:outline-level="1"><text:a xlink:type="simple" xlink:href="../normal_manuscript_tmp.odt#Part%201%7Coutline">Part 1</text:a></text:h>
      <text:section text:style-name="Sect1" text:name="ch34">
        <text:p text:style-name="Text_20_body">This could be the first part of the novel.</text:p>
      </text:section>
      <text:h text:style-name="Heading_20_1" text:outline-level="1"><text:a xlink:type="simple" xlink:href="../normal_manuscript_tmp.odt#Part%202%7Coutline">Part 2</text:a></text:h>
      <text:section text:style-name="Sect1" text:name="ch35">
        <text:p text:style-name="Text_20_body">This would be the second part, if the novel was divided into parts.</text:p>
        <text:h text:style-name="Heading_20_1" text:outline-level="1">PART 3</text:h>
        <text:p text:style-name="Text_20_body">This is the third part of this novel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Prime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/>
    </style:style>
    <style:style style:name="Index" style:family="paragraph" style:parent-style-name="Standard" style:class="index"/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Quotations" style:family="paragraph" style:parent-style-name="Text_20_body" style:class="html" style:master-page-name="">
      <style:paragraph-properties loext:contextual-spacing="false" fo:margin="100%" fo:margin-left="1cm" fo:margin-right="0cm" fo:margin-top="0cm" fo:margin-bottom="0cm" fo:text-indent="0cm" style:auto-text-indent="false" style:page-number="auto"/>
      <style:text-properties style:font-name="Courier Prime Sans"/>
    </style:style>
    <style:style style:name="Kapitelanfang" style:family="paragraph" style:parent-style-name="Text_20_body" style:next-style-name="First_20_line_20_indent" style:class="text"/>
    <style:style style:name="Motto" style:family="paragraph" style:parent-style-name="Quotations" style:next-style-name="Motto-Quelle" style:class="text"/>
    <style:style style:name="Motto-Quelle" style:family="paragraph" style:parent-style-name="Motto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Abschnittsmarke" style:family="paragraph" style:parent-style-name="Standard" style:next-style-name="Text_20_body" style:class="text">
      <style:text-properties fo:color="#008000" fo:font-size="10pt" fo:language="zxx" fo:country="none"/>
    </style:style>
    <style:style style:name="Überschrift_20_3_20_unsichtbar" style:display-name="Überschrift 3 unsichtbar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 style:master-page-name="">
      <style:paragraph-properties loext:contextual-spacing="false"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loext:contextual-spacing="false" fo:margin-top="0cm" fo:margin-bottom="0.106cm"/>
    </style:style>
    <style:style style:name="Sender" style:family="paragraph" style:parent-style-name="Standard" style:class="extra">
      <style:paragraph-properties loext:contextual-spacing="false"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Courier New" fo:font-size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Citation" style:family="text">
      <style:text-properties fo:font-style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style:font-name-asian="Cumberland" style:font-name-complex="Cumberlan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6-01-16T21:45:14Z</meta:creation-date>
    <dc:date>2026-01-16T21:53:50.87</dc:date>
    <meta:editing-duration>PT2M49S</meta:editing-duration>
    <meta:editing-cycles>2</meta:editing-cycles>
    <meta:document-statistic meta:table-count="0" meta:image-count="0" meta:object-count="0" meta:page-count="1" meta:paragraph-count="9" meta:word-count="47" meta:character-count="224"/>
  </office:meta>
</office:document-meta>
</file>